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Историяизменений" style:family="table">
      <style:table-properties style:width="16.499cm" table:align="margins" style:writing-mode="lr-tb"/>
    </style:style>
    <style:style style:name="Историяизменений.A" style:family="table-column">
      <style:table-column-properties style:column-width="4.124cm" style:rel-column-width="16383*"/>
    </style:style>
    <style:style style:name="Историяизменений.D" style:family="table-column">
      <style:table-column-properties style:column-width="4.126cm" style:rel-column-width="16386*"/>
    </style:style>
    <style:style style:name="Историяизменений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Историяизменений.D1" style:family="table-cell">
      <style:table-cell-properties fo:background-color="#cccccc" fo:padding="0.097cm" fo:border="0.002cm solid #000000">
        <style:background-image/>
      </style:table-cell-properties>
    </style:style>
    <style:style style:name="Историяизменений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Историяизменений.B2" style:family="table-cell">
      <style:table-cell-properties fo:padding="0.097cm" fo:border-left="0.002cm solid #000000" fo:border-right="none" fo:border-top="none" fo:border-bottom="0.002cm solid #000000"/>
    </style:style>
    <style:style style:name="Историяизменений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keep-with-next="always"/>
    </style:style>
    <style:style style:name="P2" style:family="paragraph" style:parent-style-name="Название_20_объекта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Text">
      <style:paragraph-properties style:snap-to-layout-grid="false"/>
      <style:text-properties fo:font-size="12pt" style:font-size-asian="12pt" style:font-size-complex="12pt"/>
    </style:style>
    <style:style style:name="P5" style:family="paragraph" style:parent-style-name="Table_20_Text">
      <style:paragraph-properties fo:text-align="start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background-color="#cccccc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style:font-size-asian="14pt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</style:style>
    <style:style style:name="P13" style:family="paragraph" style:parent-style-name="Standard" style:list-style-name="L1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14" style:family="paragraph" style:parent-style-name="Standard" style:list-style-name="L2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16" style:family="paragraph" style:parent-style-name="Standard" style:list-style-name="L3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</style:style>
    <style:style style:name="P18" style:family="paragraph" style:parent-style-name="Standard" style:list-style-name="L1">
      <style:paragraph-properties fo:margin-left="0cm" fo:margin-right="0cm" fo:line-height="150%" fo:text-align="justify" style:justify-single-word="false" fo:text-indent="0.623cm" style:auto-text-indent="false"/>
    </style:style>
    <style:style style:name="P19" style:family="paragraph" style:parent-style-name="Heading_20_1" style:list-style-name="WW8Num2">
      <style:paragraph-properties fo:margin-left="0.635cm" fo:margin-right="0cm" fo:text-indent="-0.635cm" style:auto-text-indent="false" fo:break-before="page"/>
    </style:style>
    <style:style style:name="P20" style:family="paragraph" style:parent-style-name="Heading_20_1" style:list-style-name="WW8Num2">
      <style:paragraph-properties fo:margin-left="0.635cm" fo:margin-right="0cm" fo:text-indent="-0.635cm" style:auto-text-indent="false"/>
    </style:style>
    <style:style style:name="P21" style:family="paragraph" style:parent-style-name="Heading_20_2" style:list-style-name="WW8Num2">
      <style:paragraph-properties fo:margin-left="1.397cm" fo:margin-right="0cm" fo:text-indent="-0.762cm" style:auto-text-indent="false"/>
      <style:text-properties fo:language="ru" fo:country="RU" style:language-complex="ar" style:country-complex="SA"/>
    </style:style>
    <style:style style:name="P22" style:family="paragraph" style:parent-style-name="Heading_20_2" style:list-style-name="WW8Num2">
      <style:paragraph-properties fo:margin-left="1.397cm" fo:margin-right="0cm" fo:text-indent="-0.762cm" style:auto-text-indent="false"/>
      <style:text-properties fo:language="en" fo:country="US"/>
    </style:style>
    <style:style style:name="P23" style:family="paragraph" style:parent-style-name="Contents_20_Heading" style:master-page-name="Standard">
      <style:paragraph-properties style:page-number="auto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 style:font-style-complex="italic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color="#000000" fo:font-size="14pt" fo:font-style="italic" style:text-underline-style="none" style:font-size-asian="14pt" style:font-style-asian="italic" style:font-size-complex="14pt" style:font-style-complex="italic"/>
    </style:style>
    <style:style style:name="T5" style:family="text">
      <style:text-properties fo:color="#000000" fo:font-size="14pt" style:text-underline-style="none" style:font-size-asian="14pt" style:font-size-complex="14pt"/>
    </style:style>
    <style:style style:name="T6" style:family="text">
      <style:text-properties fo:color="#000000" fo:font-size="14pt" fo:language="ru" fo:country="RU" style:text-underline-style="none" style:font-size-asian="14pt" style:font-size-complex="14pt"/>
    </style:style>
    <style:style style:name="T7" style:family="text">
      <style:text-properties fo:color="#000000" fo:font-size="14pt" fo:language="ru" fo:country="RU" style:text-underline-style="none" style:font-size-asian="14pt" style:font-size-complex="14pt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language-complex="ar" style:country-complex="SA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14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Оглавление</text:p>
      <text:p text:style-name="P24">История изменений <text:tab/>1</text:p>
      <text:p text:style-name="P24">Назначение документа<text:tab/>1</text:p>
      <text:p text:style-name="P24">1. Установка OpenSSO<text:tab/>2</text:p>
      <text:p text:style-name="P24">2. Дополнительная настройка проложения OpenSSO<text:tab/>2</text:p>
      <text:p text:style-name="P24">2.1 <text:span text:style-name="T1">Добавление групп</text:span><text:tab/>2</text:p>
      <text:p text:style-name="P24">2.2. <text:bookmark-start text:name="DDE_LINK52"/><text:span text:style-name="T1">Добавление</text:span><text:bookmark-end text:name="DDE_LINK52"/><text:span text:style-name="T1"> пользователей</text:span><text:tab/>2</text:p>
      <text:p text:style-name="P24">2.3. <text:bookmark-start text:name="DDE_LINK511"/><text:span text:style-name="T1">Добавление</text:span><text:bookmark-end text:name="DDE_LINK511"/><text:span text:style-name="T1"> правил для входа в приложение FlexPay</text:span><text:tab/>2</text:p>
      <text:p text:style-name="P24">3. <text:bookmark-start text:name="DDE_LINK41"/><text:span text:style-name="T1">Дополнительная настройка проложения</text:span><text:bookmark-end text:name="DDE_LINK41"/><text:span text:style-name="T1"> FlexPay</text:span><text:tab/>3</text:p>
      <text:p text:style-name="P24">3.1. <text:span text:style-name="T1">web.xml</text:span><text:tab/>3</text:p>
      <text:p text:style-name="P24">3.2. <text:span text:style-name="T1">sun-web.xml</text:span><text:tab/>3</text:p>
      <text:p text:style-name="P24">3.3. <text:span text:style-name="T1">applicationContext-security-opensso.xml</text:span><text:tab/>3</text:p>
      <text:p text:style-name="P24">3.4. <text:span text:style-name="T1">AMConfig</text:span><text:bookmark-start text:name="DDE_LINK111"/><text:span text:style-name="T1">.xml</text:span><text:bookmark-end text:name="DDE_LINK111"/><text:tab/>3</text:p>
      <text:p text:style-name="P6"/>
      <text:h text:style-name="Heading_20_1" text:outline-level="1">История изменений </text:h>
      <table:table table:name="Историяизменений" table:style-name="Историяизменений">
        <table:table-column table:style-name="Историяизменений.A" table:number-columns-repeated="3"/>
        <table:table-column table:style-name="Историяизменений.D"/>
        <table:table-row>
          <table:table-cell table:style-name="Историяизменений.A1" office:value-type="string">
            <text:p text:style-name="P7">Дата</text:p>
          </table:table-cell>
          <table:table-cell table:style-name="Историяизменений.A1" office:value-type="string">
            <text:p text:style-name="P7">Версия</text:p>
          </table:table-cell>
          <table:table-cell table:style-name="Историяизменений.A1" office:value-type="string">
            <text:p text:style-name="P7">Комментарии</text:p>
          </table:table-cell>
          <table:table-cell table:style-name="Историяизменений.D1" office:value-type="string">
            <text:p text:style-name="P7">Автор</text:p>
          </table:table-cell>
        </table:table-row>
        <table:table-row>
          <table:table-cell table:style-name="Историяизменений.A2" office:value-type="date" office:date-value="2009-06-22">
            <text:p text:style-name="P4">22.06.09</text:p>
          </table:table-cell>
          <table:table-cell table:style-name="Историяизменений.B2" office:value-type="string">
            <text:p text:style-name="P5">1.0.<text:span text:style-name="T1">1</text:span></text:p>
          </table:table-cell>
          <table:table-cell table:style-name="Историяизменений.B2" office:value-type="string">
            <text:p text:style-name="P5">Первоначальная версия.</text:p>
          </table:table-cell>
          <table:table-cell table:style-name="Историяизменений.D2" office:value-type="string">
            <text:p text:style-name="P5">Скнарь Павел</text:p>
          </table:table-cell>
        </table:table-row>
        <table:table-row>
          <table:table-cell table:style-name="Историяизменений.A2" office:value-type="date" office:date-value="2009-07-14">
            <text:p text:style-name="Table_20_Contents">14.07.09</text:p>
          </table:table-cell>
          <table:table-cell table:style-name="Историяизменений.B2" office:value-type="string">
            <text:p text:style-name="P8">2.0.0</text:p>
          </table:table-cell>
          <table:table-cell table:style-name="Историяизменений.B2" office:value-type="string">
            <text:p text:style-name="Table_20_Contents">Внесение изменений в структуру документа</text:p>
          </table:table-cell>
          <table:table-cell table:style-name="Историяизменений.D2" office:value-type="string">
            <text:p text:style-name="Table_20_Contents">Скнарь Павел</text:p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Назначение документа</text:h>
      <text:p text:style-name="P12"><text:span text:style-name="Internet_20_link"><text:span text:style-name="T7">Документ предназначен для описания процесса интеграции в систему Flexpay системы логирования OpenSSO</text:span></text:span><text:span text:style-name="Internet_20_link"><text:span text:style-name="T6">. В документе описан процесс инсталяции OpenSSO, а так же необходимые правки в Flexpay перед сборкой приложения.</text:span></text:span></text:p>
      <text:list xml:id="list1095620347" text:style-name="WW8Num2">
        <text:list-item>
          <text:h text:style-name="P19" text:outline-level="1">Установка OpenSSO</text:h>
        </text:list-item>
      </text:list>
      <text:p text:style-name="P12"><text:span text:style-name="T12">Дистрибутив OpenSSO доступен по адресу: </text:span><text:a xlink:type="simple" xlink:href="https://opensso.dev.java.net/public/use/index.html"><text:span text:style-name="Internet_20_link"><text:span text:style-name="T12">https://opensso.dev.java.net/public/use/index.html</text:span></text:span></text:a></text:p>
      <text:p text:style-name="P12"><text:span text:style-name="Internet_20_link"><text:span text:style-name="T5">Установка и настройка подробно описаны в документе доступном по адресу:</text:span></text:span></text:p>
      <text:p text:style-name="P12"><text:a xlink:type="simple" xlink:href="http://developers.sun.com/identity/reference/techart/opensso-glassfish.html"><text:span text:style-name="Internet_20_link"><text:span text:style-name="T12">http://developers.sun.com/identity/reference/techart/opensso-glassfish.html</text:span></text:span></text:a></text:p>
      <text:p text:style-name="P12"><text:span text:style-name="Internet_20_link"><text:span text:style-name="T5">Следует отметить, что хост приложения должен быть как минимум доменом второго уровня, т.е. содержать не менее двух точек (например, opensso.flexpay.org). Сервер приложения OpenSSO и сервер приложения FlexPay должны иметь общий суффикс, содержащий не менее двух точек (например, .flexpay.org). Пример правильной настройки хостов: opensso.flexpay.org, dev.flexpay.org.</text:span></text:span></text:p>
      <text:list xml:id="list1407914827" text:continue-numbering="true" text:style-name="WW8Num2">
        <text:list-item>
          <text:h text:style-name="P20" text:outline-level="1">Дополнительная настройка приложения OpenSSO</text:h>
          <text:list>
            <text:list-item>
              <text:h text:style-name="P21" text:outline-level="2">Добавление групп</text:h>
            </text:list-item>
          </text:list>
        </text:list-item>
      </text:list>
      <text:p text:style-name="P9"><text:bookmark-start text:name="DDE_LINK6"/>Зайти под администратором в приложение (amAdmin) и перейти на страницу настройки групп:</text:p>
      <text:p text:style-name="P12"><text:span text:style-name="T14">Access Control → Realms </text:span><text:span text:style-name="T15">/ (Top Level Realm) → Subjects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4">Group</text:span></text:a></text:p>
      <text:p text:style-name="P9">Добавить<text:bookmark-end text:name="DDE_LINK6"/> группы следующим образом: из web.xml приложения FlexPay взять название роли, убрать префикс ROLE_, оставшуюся часть слова вписать в название группы на странице «New Group».</text:p>
      <text:list xml:id="list89154619" text:continue-numbering="true" text:style-name="WW8Num2">
        <text:list-item>
          <text:list>
            <text:list-item>
              <text:h text:style-name="P21" text:outline-level="2"><text:bookmark-start text:name="DDE_LINK5"/>Добавление<text:bookmark-end text:name="DDE_LINK5"/> пользователей</text:h>
            </text:list-item>
          </text:list>
        </text:list-item>
      </text:list>
      <text:p text:style-name="P9">Зайти под администратором в приложение (amAdmin) и перейти на страницу настройки пользователей:</text:p>
      <text:p text:style-name="P12"><text:span text:style-name="T14">Access Control → Realms </text:span><text:span text:style-name="T15">/ (Top Level Realm) → Subjects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4">User</text:span></text:a></text:p>
      <text:p text:style-name="P10">Добавить пользователя. Созданного пользователя открыть на редактирование и добавить ему группы в соответствии с его привилегиями (FULL_ACCESS, EIRC_FULL_ACCESS, VIEW_ONLY и т.п.), описание можно найти в sun-web.xml.</text:p>
      <text:list xml:id="list1568002914" text:continue-numbering="true" text:style-name="WW8Num2">
        <text:list-item>
          <text:list>
            <text:list-item>
              <text:h text:style-name="P21" text:outline-level="2"><text:bookmark-start text:name="DDE_LINK51"/><text:soft-page-break/>Добавление<text:bookmark-end text:name="DDE_LINK51"/> правил для входа в приложение FlexPay</text:h>
            </text:list-item>
          </text:list>
        </text:list-item>
      </text:list>
      <text:p text:style-name="P10">Зайти под администратором в приложение (amAdmin) и перейти на страницу настройки правил:</text:p>
      <text:p text:style-name="P9"><text:span text:style-name="T2">Access Control → Realms </text:span><text:span text:style-name="T3">/ (Top Level Realm) → </text:span><text:span text:style-name="T8">Policies</text:span><text:span text:style-name="T3"> → New Policy</text:span></text:p>
      <text:p text:style-name="P10"><text:span text:style-name="T11">1) В части “</text:span>General<text:span text:style-name="T11">” проставляется имя.</text:span></text:p>
      <text:p text:style-name="P11">2) В части “Rules” создается новое правило “URL Policy Agent (with resource name)” с параметрами:</text:p>
      <text:list xml:id="list330051087" text:style-name="L1">
        <text:list-item>
          <text:p text:style-name="P13">“Name” – имя правила.</text:p>
        </text:list-item>
        <text:list-item>
          <text:p text:style-name="P18"><text:span text:style-name="T13">“Resource Name”. Это URL приложения FlexPay вида http://host:port/context_name/*, например <text:s/></text:span><text:a xlink:type="simple" xlink:href="http://opensso.flexpay.complitex:8080/ab/"><text:span text:style-name="T13">http://opensso.flexpay.complitex:8080/ab/</text:span></text:a><text:span text:style-name="T13">*</text:span></text:p>
        </text:list-item>
      </text:list>
      <text:list xml:id="list1332160928" text:style-name="L2">
        <text:list-item>
          <text:p text:style-name="P14">В части “Actions” проставляются флажки рядом с GET и POST. В колонке “Value” выставить Allow.</text:p>
        </text:list-item>
      </text:list>
      <text:p text:style-name="P11">3) В части “Subjects” создается новое правило “OpenSSO Identity Subject”:</text:p>
      <text:list xml:id="list1387731940" text:continue-list="list330051087" text:style-name="L1">
        <text:list-item>
          <text:p text:style-name="P13">“Name” – имя правила.</text:p>
        </text:list-item>
        <text:list-item>
          <text:p text:style-name="P13">“Selected” – пользователи которым будет разрешен доступ в приложение. Для добавления пользователей применить фильтр “User”, и из списка “Available” перенести имена в искомую колонку.</text:p>
        </text:list-item>
      </text:list>
      <text:p text:style-name="P9">Не забыть нажать кнопки “Save” везде где они существуют.</text:p>
      <text:list xml:id="list760621341" text:continue-list="list1568002914" text:style-name="WW8Num2">
        <text:list-item>
          <text:h text:style-name="P20" text:outline-level="1"><text:bookmark-start text:name="DDE_LINK4"/>Дополнительная настройка проложения<text:bookmark-end text:name="DDE_LINK4"/> FlexPay</text:h>
          <text:list>
            <text:list-item>
              <text:h text:style-name="P22" text:outline-level="2"><text:bookmark-start text:name="DDE_LINK"/>web.xml<text:bookmark-end text:name="DDE_LINK"/></text:h>
            </text:list-item>
          </text:list>
        </text:list-item>
      </text:list>
      <text:p text:style-name="P9">Перед сборкой приложения необходимо заменить строчку <text:s/>/WEB-INF</text:p>
      <text:p text:style-name="P9">/applicationContext-security.xml на /WEB-INF/<text:bookmark-start text:name="DDE_LINK2"/>applicationContext-security-opensso<text:bookmark-end text:name="DDE_LINK2"/>.xml.</text:p>
      <text:p text:style-name="P9">Удалить все строки с &lt;security-constraint&gt; по &lt;/login-config&gt;(включая все перечисленные роли).</text:p>
      <text:list xml:id="list1287255753" text:continue-numbering="true" text:style-name="WW8Num2">
        <text:list-item>
          <text:list>
            <text:list-item>
              <text:h text:style-name="P22" text:outline-level="2"><text:bookmark-start text:name="DDE_LINK3"/><text:bookmark-start text:name="DDE_LINK1"/>sun-web.xml<text:bookmark-end text:name="DDE_LINK1"/></text:h>
            </text:list-item>
          </text:list>
        </text:list-item>
      </text:list>
      <text:p text:style-name="P9">Удалить все содержимое тега &lt;sun-web-app&gt;.<text:bookmark-end text:name="DDE_LINK3"/></text:p>
      <text:list xml:id="list444883921" text:continue-numbering="true" text:style-name="WW8Num2">
        <text:list-item>
          <text:list>
            <text:list-item>
              <text:h text:style-name="P22" text:outline-level="2"><text:bookmark-start text:name="DDE_LINK8"/><text:soft-page-break/>applicationContext-security-opensso.xml<text:bookmark-end text:name="DDE_LINK8"/></text:h>
            </text:list-item>
          </text:list>
        </text:list-item>
      </text:list>
      <text:p text:style-name="P9">Заменить в бине authenticationEntryPoint свойство loginUrl с “opensso.flexpay.complitex:8080” на актуальное значение <text:bookmark-start text:name="DDE_LINK9"/>“хост:порт”<text:bookmark-end text:name="DDE_LINK9"/> сервера OpenSSO.</text:p>
      <text:list xml:id="list691591296" text:continue-numbering="true" text:style-name="WW8Num2">
        <text:list-item>
          <text:list>
            <text:list-item>
              <text:h text:style-name="P22" text:outline-level="2">AMConfig<text:bookmark-start text:name="DDE_LINK11"/>.<text:bookmark-end text:name="DDE_LINK11"/>properties</text:h>
            </text:list-item>
          </text:list>
        </text:list-item>
      </text:list>
      <text:p text:style-name="P9">Данный файл является файлом настройки клиента OpenSSO, располагается в директории common/etc проекта.</text:p>
      <text:p text:style-name="P9">Изменить хост и порт для переменных:</text:p>
      <text:list xml:id="list1087574211" text:style-name="L3">
        <text:list-item>
          <text:p text:style-name="P16"><text:bookmark-start text:name="DDE_LINK7"/>com.iplanet.am.naming.url<text:bookmark-end text:name="DDE_LINK7"/>, “opensso-dev.flexpay.complitex:8080” на актуальное значение “хост:порт” сервера OpenSSO.</text:p>
        </text:list-item>
        <text:list-item>
          <text:p text:style-name="P16"><text:bookmark-start text:name="DDE_LINK10"/>com.iplanet.am.server.host<text:bookmark-end text:name="DDE_LINK10"/>, “opensso-dev.flexpay.complitex” на актуальное значение хоста сервера OpenSSO.</text:p>
        </text:list-item>
        <text:list-item>
          <text:p text:style-name="P16">com.iplanet.am.server.port, “8080” на актуальное значение порта сервера OpenSSO.</text:p>
        </text:list-item>
        <text:list-item>
          <text:p text:style-name="P16"><text:bookmark-start text:name="DDE_LINK12"/>com.sun.identity.liberty.interaction.wspRedirectHandler<text:bookmark-end text:name="DDE_LINK12"/>, “opensso-dev.flexpay.complitex:8080” на актуальное значение “хост:порт” сервера OpenSSO.</text:p>
        </text:list-item>
        <text:list-item>
          <text:p text:style-name="P16">com.sun.identity.loginurl, <text:s/>“opensso-dev.flexpay.complitex:8080” на актуальное значение “хост:порт” сервера OpenSSO.</text:p>
        </text:list-item>
        <text:list-item>
          <text:p text:style-name="P16">com.sun.identity.liberty.authnsvc.url, <text:s/>“opensso-dev.flexpay.complitex:8080” на актуальное значение “хост:порт” сервера OpenSSO.</text:p>
        </text:list-item>
      </text:list>
      <text:p text:style-name="P9">Проставить пароль администратора в переменную com.iplanet.am.service.password.</text:p>
      <text:p text:style-name="P9"/>
      <text:p text:style-name="P9">Выполнить сборку</text:p>
      <text:p text:style-name="P1"/>
      <text:p text:style-name="P2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_20_Знак_20_Знак" style:display-name=" Знак Знак" style:family="text" style:parent-style-name="Основной_20_шрифт_20_абзаца">
      <style:text-properties style:font-name="Arial" fo:font-size="18pt" fo:language="ru" fo:country="RU" fo:font-weight="bold" style:font-size-asian="18pt" style:font-weight-asian="bold" style:language-complex="ar" style:country-complex="SA"/>
    </style:style>
    <style:style style:name="Body_20_Text_20_Char1_20_Знак" style:display-name="Body Text Char1 Знак" style:family="text" style:parent-style-name="Основной_20_шрифт_20_абзаца">
      <style:text-properties fo:language="ru" fo:country="RU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pplication server configuration</dc:title>
    <meta:initial-creator>mixA</meta:initial-creator>
    <meta:creation-date>2007-11-19T17:08:00</meta:creation-date>
    <dc:date>2009-07-22T16:13:07</dc:date>
    <meta:editing-cycles>17</meta:editing-cycles>
    <meta:editing-duration>PT13H54M45S</meta:editing-duration>
    <meta:generator>OpenOffice.org/3.0$Unix OpenOffice.org_project/300m21$Build-9319</meta:generator>
    <meta:document-statistic meta:table-count="1" meta:image-count="0" meta:object-count="0" meta:page-count="4" meta:paragraph-count="74" meta:word-count="570" meta:character-count="4597"/>
    <meta:user-defined meta:name="Поле 1"/>
    <meta:user-defined meta:name="Поле 2"/>
    <meta:user-defined meta:name="Поле 3"/>
    <meta:user-defined meta:name="Поле 4"/>
  </office:meta>
</office:document-meta>
</file>